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4d7" officeooo:paragraph-rsid="0003f4d7"/>
    </style:style>
    <style:style style:name="P2" style:family="paragraph" style:parent-style-name="Standard">
      <style:text-properties officeooo:rsid="0006ff16" officeooo:paragraph-rsid="0006ff16"/>
    </style:style>
    <style:style style:name="P3" style:family="paragraph" style:parent-style-name="Standard">
      <style:text-properties officeooo:rsid="0008c8f4" officeooo:paragraph-rsid="0008c8f4"/>
    </style:style>
    <style:style style:name="P4" style:family="paragraph" style:parent-style-name="Standard">
      <style:text-properties officeooo:rsid="000ad0ad" officeooo:paragraph-rsid="000ad0ad"/>
    </style:style>
    <style:style style:name="P5" style:family="paragraph" style:parent-style-name="Standard">
      <style:text-properties officeooo:rsid="000ca537" officeooo:paragraph-rsid="000ca537"/>
    </style:style>
    <style:style style:name="P6" style:family="paragraph" style:parent-style-name="Text_20_body">
      <style:text-properties officeooo:rsid="000ad0ad" officeooo:paragraph-rsid="000ad0ad"/>
    </style:style>
    <style:style style:name="P7" style:family="paragraph" style:parent-style-name="Text_20_body">
      <style:text-properties officeooo:rsid="000d90c2" officeooo:paragraph-rsid="000d90c2"/>
    </style:style>
    <style:style style:name="P8" style:family="paragraph" style:parent-style-name="Text_20_body">
      <style:text-properties fo:font-weight="bold" officeooo:rsid="000f10e5" officeooo:paragraph-rsid="000f10e5" style:font-weight-asian="bold" style:font-weight-complex="bold"/>
    </style:style>
    <style:style style:name="P9" style:family="paragraph" style:parent-style-name="Text_20_body">
      <style:text-properties fo:font-weight="normal" officeooo:rsid="000f10e5" officeooo:paragraph-rsid="000f10e5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5425e"/>
    </style:style>
    <style:style style:name="T3" style:family="text">
      <style:text-properties officeooo:rsid="00174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se 3: Using Wireshark to understand basic HTTP request/response messages.</text:h>
      <text:p text:style-name="P1"/>
      <text:p text:style-name="P1">Question 1: What is the status code and phrase returned from the server to the client browser?</text:p>
      <text:p text:style-name="P1">Status code: 200</text:p>
      <text:p text:style-name="P1">Phrase: OK</text:p>
      <text:p text:style-name="P1"/>
      <text:p text:style-name="P2">Question 2: When was the HTML file that the browser is retrieving last modified at the server? Does the response also contain a DATE header? How are these two fields different? </text:p>
      <text:p text:style-name="P2">Date: Tue, 23 Sep 2003 05:29:50 GMT</text:p>
      <text:p text:style-name="P2">Last-Modified: Tue, 23 Sep 2003 05:29:00 GMT</text:p>
      <text:p text:style-name="P5">The Date field is a general-type header used to pass additional information with HTTP response or HTTP request. <text:span text:style-name="T3">It is the time the server replied to the client.</text:span> While the Last-Modified field is sent by the server specifying the date of the last modification of the requested source.</text:p>
      <text:p text:style-name="P2"/>
      <text:p text:style-name="P2">Question 3: Is the connection established between the browser and the server persistent or non-persistent? How can you infer this? </text:p>
      <text:p text:style-name="P4"><text:span text:style-name="T2">P</text:span>ersistent. <text:span text:style-name="T2">Http is version 1.1</text:span></text:p>
      <text:p text:style-name="P2"/>
      <text:p text:style-name="P2">Question 4: How many bytes of content are being returned to the browser? </text:p>
      <text:p text:style-name="P3"><text:span text:style-name="T3">73</text:span> bytes.</text:p>
      <text:p text:style-name="P3"/>
      <text:p text:style-name="P3">Question 5: What is the data contained inside the HTTP response packet? </text:p>
      <text:p text:style-name="P3">&lt;html&gt;\n</text:p>
      <text:p text:style-name="P3">Congratulations. You've downloaded the file http://gaia.cs.umass.edu/ethereal-labs/HTTP-ethereal-file1.html! \n</text:p>
      <text:p text:style-name="P3">&lt;/html&gt;\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Exercise 4: Using Wireshark to understand the HTTP CONDITIONAL GET/response interaction</text:h>
      <text:p text:style-name="Text_20_body"/>
      <text:p text:style-name="Text_20_body">Question 1: Inspect the contents of the first HTTP GET request from the browser to the server. Do you see an ?IF-MODIFIED-SINCE? line in the HTTP GET?</text:p>
      <text:p text:style-name="P7">No.</text:p>
      <text:p text:style-name="P7"/>
      <text:p text:style-name="P6">Question 2: Does the response indicate the last time that the requested file was modified? </text:p>
      <text:p text:style-name="P7">Yes. Last-Modified: Tue, 23 Sep 2003 05:35:00 GMT</text:p>
      <text:p text:style-name="P7"/>
      <text:p text:style-name="P6"><text:soft-page-break/>Question 3: Now inspect the contents of the second HTTP GET request from the browser to the server. Do you see an ?IF-MODIFIED-SINCE:? and ?IF-NONE-MATCH? lines in the HTTP GET? If so, what information is contained in these header lines? </text:p>
      <text:p text:style-name="P7">Yes.</text:p>
      <text:p text:style-name="P6">If-Modified-Since: Tue, 23 Sep 2003 05:35:00 GMT</text:p>
      <text:p text:style-name="P6">If-None-Match: "1bfef-173-8f4ae900"</text:p>
      <text:p text:style-name="P6"/>
      <text:p text:style-name="P6">Question 4: What is the HTTP status code and phrase returned from the server in response to this second HTTP GET? Did the server explicitly return the contents of the file? Explain. </text:p>
      <text:p text:style-name="P6">Status code: 304</text:p>
      <text:p text:style-name="P6">phrase: Not Modified</text:p>
      <text:p text:style-name="P6">The Server did not explicitly return the contents of the file. </text:p>
      <text:p text:style-name="P6"/>
      <text:p text:style-name="P6">Question 5: What is the value of the Etag field in the 2nd response message and how it is used? Has this value changed since the 1 st response message was received? </text:p>
      <text:p text:style-name="P6">ETag: "1bfef-173-8f4ae900"</text:p>
      <text:p text:style-name="P7">Etag is a response-type header used as an identifier for a specific version of a resource.</text:p>
      <text:p text:style-name="P7">This value has not changed since the 1<text:span text:style-name="T1">st</text:span> response. </text:p>
      <text:p text:style-name="P6"/>
      <text:p text:style-name="P8">Exercise 5:</text:p>
      <text:p text:style-name="P9">See java code attached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6T19:12:16.396397575</meta:creation-date>
    <meta:editing-duration>PT35M24S</meta:editing-duration>
    <meta:editing-cycles>10</meta:editing-cycles>
    <meta:generator>LibreOffice/6.1.5.2$Linux_X86_64 LibreOffice_project/10$Build-2</meta:generator>
    <dc:date>2022-03-01T16:42:04.497688411</dc:date>
    <meta:document-statistic meta:table-count="0" meta:image-count="0" meta:object-count="0" meta:page-count="2" meta:paragraph-count="35" meta:word-count="412" meta:character-count="2533" meta:non-whitespace-character-count="2146"/>
  </office:meta>
</office:document-meta>
</file>